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22.5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8"/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99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8"/>
        <table:table-column table:style-name="co10" table:default-cell-style-name="ce10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2" office:value-type="string" calcext:value-type="string">
            <text:p>Maße</text:p>
          </table:table-cell>
          <table:table-cell table:style-name="ce2" office:value-type="string" calcext:value-type="string">
            <text:p>Stückzahl/Robot</text:p>
          </table:table-cell>
          <table:table-cell table:style-name="ce2" office:value-type="string" calcext:value-type="string">
            <text:p>Stückzahl min.total</text:p>
          </table:table-cell>
          <table:table-cell table:style-name="ce2" office:value-type="string" calcext:value-type="string">
            <text:p>Stück/Einheit</text:p>
          </table:table-cell>
          <table:table-cell table:style-name="ce2" office:value-type="string" calcext:value-type="string">
            <text:p>Preis/Einheit</text:p>
          </table:table-cell>
          <table:table-cell table:style-name="ce2" office:value-type="string" calcext:value-type="string">
            <text:p>Gesamtpreis</text:p>
          </table:table-cell>
          <table:table-cell table:style-name="ce7" office:value-type="string" calcext:value-type="string">
            <text:p>vorhanden</text:p>
          </table:table-cell>
          <table:table-cell table:style-name="ce2" office:value-type="string" calcext:value-type="string">
            <text:p>verbaut</text:p>
          </table:table-cell>
          <table:table-cell table:style-name="ce7" office:value-type="string" calcext:value-type="string">
            <text:p>über</text:p>
          </table:table-cell>
          <table:table-cell table:style-name="ce9" office:value-type="string" calcext:value-type="string">
            <text:p>genug?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M5x16 Edelstahl</text:p>
          </table:table-cell>
          <table:table-cell table:formula="of:=3*2" office:value-type="float" office:value="6" calcext:value-type="float">
            <text:p>6</text:p>
          </table:table-cell>
          <table:table-cell table:formula="of:=2*[.B2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4" office:value-type="currency" office:currency="EUR" office:value="0.11" calcext:value-type="currency">
            <text:p>0,11 €</text:p>
          </table:table-cell>
          <table:table-cell table:style-name="ce4" table:formula="of:=[.D2]*[.E2]" office:value-type="currency" office:currency="EUR" office:value="2.75" calcext:value-type="currency">
            <text:p>2,75 €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formula="of:=[.G2]-[.H2]" office:value-type="float" office:value="12" calcext:value-type="float">
            <text:p>12</text:p>
          </table:table-cell>
          <table:table-cell table:formula="of:=[.G2]&gt;=[.C2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88755-zylinderschrauben-m5-16-mm-innensechskant-din-912-edelstahl-a2-1-st-888755.html" xlink:type="simple">https://www.conrad.de/de/p/toolcraft-888755-zylinderschrauben-m5-16-mm-innensechskant-din-912-edelstahl-a2-1-st-888755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8 Edelstahl</text:p>
          </table:table-cell>
          <table:table-cell table:formula="of:=20+4" office:value-type="float" office:value="24" calcext:value-type="float">
            <text:p>24</text:p>
          </table:table-cell>
          <table:table-cell table:formula="of:=2*[.B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3.89" calcext:value-type="currency">
            <text:p>3,89 €</text:p>
          </table:table-cell>
          <table:table-cell table:style-name="ce4" table:formula="of:=[.D3]*[.E3]" office:value-type="currency" office:currency="EUR" office:value="3.89" calcext:value-type="currency">
            <text:p>3,89 €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formula="of:=[.G3]-[.H3]" office:value-type="float" office:value="100" calcext:value-type="float">
            <text:p>100</text:p>
          </table:table-cell>
          <table:table-cell table:formula="of:=[.G3]&gt;=[.C3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1062106-zylinderschrauben-m3-8-mm-innensechskant-din-912-edelstahl-a4-100-st-1062106.html" xlink:type="simple">https://www.conrad.de/de/p/toolcraft-1062106-zylinderschrauben-m3-8-mm-innensechskant-din-912-edelstahl-a4-100-st-1062106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10 Edelstahl</text:p>
          </table:table-cell>
          <table:table-cell table:formula="of:=8+4" office:value-type="float" office:value="12" calcext:value-type="float">
            <text:p>12</text:p>
          </table:table-cell>
          <table:table-cell table:formula="of:=2*[.B4]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4" office:value-type="currency" office:currency="EUR" office:value="0.08" calcext:value-type="currency">
            <text:p>0,08 €</text:p>
          </table:table-cell>
          <table:table-cell table:style-name="ce4" table:formula="of:=[.D4]*[.E4]" office:value-type="currency" office:currency="EUR" office:value="2.8" calcext:value-type="currency">
            <text:p>2,80 €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table:formula="of:=[.G4]-[.H4]" office:value-type="float" office:value="35" calcext:value-type="float">
            <text:p>35</text:p>
          </table:table-cell>
          <table:table-cell table:formula="of:=[.G4]&gt;=[.C4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88738-zylinderschrauben-m3-10-mm-innensechskant-din-912-edelstahl-a2-1-st-888738.html" xlink:type="simple">https://www.conrad.de/de/p/toolcraft-888738-zylinderschrauben-m3-10-mm-innensechskant-din-912-edelstahl-a2-1-st-888738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18 Edelstahl</text:p>
          </table:table-cell>
          <table:table-cell office:value-type="float" office:value="8" calcext:value-type="float">
            <text:p>8</text:p>
          </table:table-cell>
          <table:table-cell table:formula="of:=2*[.B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9.79" calcext:value-type="currency">
            <text:p>9,79 €</text:p>
          </table:table-cell>
          <table:table-cell table:style-name="ce4" table:formula="of:=[.D5]*[.E5]" office:value-type="currency" office:currency="EUR" office:value="9.79" calcext:value-type="currency">
            <text:p>9,79 €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formula="of:=[.G5]-[.H5]" office:value-type="float" office:value="100" calcext:value-type="float">
            <text:p>100</text:p>
          </table:table-cell>
          <table:table-cell table:formula="of:=[.G5]&gt;=[.C5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1061823-zylinderschrauben-m3-18-mm-innensechskant-din-912-edelstahl-a2-100-st-1061823.html" xlink:type="simple">https://www.conrad.de/de/p/toolcraft-1061823-zylinderschrauben-m3-18-mm-innensechskant-din-912-edelstahl-a2-100-st-1061823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2x6 Edelstahl Senkkopf</text:p>
          </table:table-cell>
          <table:table-cell table:formula="of:=4*2" office:value-type="float" office:value="8" calcext:value-type="float">
            <text:p>8</text:p>
          </table:table-cell>
          <table:table-cell table:formula="of:=2*[.B6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4" office:value-type="currency" office:currency="EUR" office:value="0.09" calcext:value-type="currency">
            <text:p>0,09 €</text:p>
          </table:table-cell>
          <table:table-cell table:style-name="ce4" table:formula="of:=[.D6]*[.E6]" office:value-type="currency" office:currency="EUR" office:value="2.25" calcext:value-type="currency">
            <text:p>2,25 €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formula="of:=[.G6]-[.H6]" office:value-type="float" office:value="25" calcext:value-type="float">
            <text:p>25</text:p>
          </table:table-cell>
          <table:table-cell table:formula="of:=[.G6]&gt;=[.C6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89751-senkschrauben-m2-6-mm-kreuzschlitz-phillips-din-965-stahl-verzinkt-1-st-889751.html" xlink:type="simple">https://www.conrad.de/de/p/toolcraft-889751-senkschrauben-m2-6-mm-kreuzschlitz-phillips-din-965-stahl-verzinkt-1-st-889751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2x16 Edelstahl Senkkopf</text:p>
          </table:table-cell>
          <table:table-cell office:value-type="float" office:value="2" calcext:value-type="float">
            <text:p>2</text:p>
          </table:table-cell>
          <table:table-cell table:formula="of:=2*[.B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3.29" calcext:value-type="currency">
            <text:p>3,29 €</text:p>
          </table:table-cell>
          <table:table-cell table:style-name="ce4" table:formula="of:=[.D7]*[.E7]" office:value-type="currency" office:currency="EUR" office:value="3.29" calcext:value-type="currency">
            <text:p>3,29 €</text:p>
          </table:table-cell>
          <table:table-cell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formula="of:=[.G7]-[.H7]" office:value-type="float" office:value="200" calcext:value-type="float">
            <text:p>200</text:p>
          </table:table-cell>
          <table:table-cell table:formula="of:=[.G7]&gt;=[.C7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to-5431674-senkschrauben-m2-16-mm-kreuzschlitz-phillips-iso-7046-stahl-galvanisch-verzinkt-200-st-1810558.html" xlink:type="simple">https://www.conrad.de/de/p/toolcraft-to-5431674-senkschrauben-m2-16-mm-kreuzschlitz-phillips-iso-7046-stahl-galvanisch-verzinkt-200-st-1810558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12 Edelstahl </text:p>
          </table:table-cell>
          <table:table-cell office:value-type="float" office:value="6" calcext:value-type="float">
            <text:p>6</text:p>
          </table:table-cell>
          <table:table-cell table:formula="of:=2*[.B8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4" office:value-type="currency" office:currency="EUR" office:value="0.08" calcext:value-type="currency">
            <text:p>0,08 €</text:p>
          </table:table-cell>
          <table:table-cell table:style-name="ce4" table:formula="of:=[.D8]*[.E8]" office:value-type="currency" office:currency="EUR" office:value="2" calcext:value-type="currency">
            <text:p>2,00 €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formula="of:=[.G8]-[.H8]" office:value-type="float" office:value="20" calcext:value-type="float">
            <text:p>20</text:p>
          </table:table-cell>
          <table:table-cell table:formula="of:=[.G8]&gt;=[.C8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88739-zylinderschrauben-m3-12-mm-innensechskant-din-912-edelstahl-a2-1-st-888739.html" xlink:type="simple">https://www.conrad.de/de/p/toolcraft-888739-zylinderschrauben-m3-12-mm-innensechskant-din-912-edelstahl-a2-1-st-888739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12 Edelstahl Senkkop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[.D9]*[.E9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[.G9]-[.H9]" office:value-type="float" office:value="10" calcext:value-type="float">
            <text:p>10</text:p>
          </table:table-cell>
          <table:table-cell table:formula="of:=[.G9]&gt;=[.C9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89762-senkschrauben-m3-12-mm-kreuzschlitz-phillips-din-965-stahl-verzinkt-1-st-889762.html" xlink:type="simple">https://www.conrad.de/de/p/toolcraft-889762-senkschrauben-m3-12-mm-kreuzschlitz-phillips-din-965-stahl-verzinkt-1-st-889762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2x10 Kunststoff</text:p>
          </table:table-cell>
          <table:table-cell office:value-type="float" office:value="4" calcext:value-type="float">
            <text:p>4</text:p>
          </table:table-cell>
          <table:table-cell table:formula="of:=2*[.B1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EUR" office:value="1.89" calcext:value-type="currency">
            <text:p>1,89 €</text:p>
          </table:table-cell>
          <table:table-cell table:style-name="ce4" table:formula="of:=[.D10]*[.E10]" office:value-type="currency" office:currency="EUR" office:value="3.78" calcext:value-type="currency">
            <text:p>3,78 €</text:p>
          </table:table-cell>
          <table:table-cell table:formula="of:=2*10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formula="of:=[.G10]-[.H10]" office:value-type="float" office:value="20" calcext:value-type="float">
            <text:p>20</text:p>
          </table:table-cell>
          <table:table-cell table:formula="of:=[.G10]&gt;=[.C10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39936-zylinderschrauben-m2-10-mm-schlitz-din-84-iso-1207-kunststoff-polyamid-10-st-839936.html" xlink:type="simple">https://www.conrad.de/de/p/toolcraft-839936-zylinderschrauben-m2-10-mm-schlitz-din-84-iso-1207-kunststoff-polyamid-10-st-839936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2x4 Edelstahl</text:p>
          </table:table-cell>
          <table:table-cell office:value-type="float" office:value="8" calcext:value-type="float">
            <text:p>8</text:p>
          </table:table-cell>
          <table:table-cell table:formula="of:=2*[.B11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10.99" calcext:value-type="currency">
            <text:p>10,99 €</text:p>
          </table:table-cell>
          <table:table-cell table:style-name="ce4" table:formula="of:=[.D11]*[.E11]" office:value-type="currency" office:currency="EUR" office:value="10.99" calcext:value-type="currency">
            <text:p>10,99 €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formula="of:=[.G11]-[.H11]" office:value-type="float" office:value="100" calcext:value-type="float">
            <text:p>100</text:p>
          </table:table-cell>
          <table:table-cell table:formula="of:=[.G11]&gt;=[.C11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1061797-zylinderschrauben-m2-4-mm-innensechskant-din-912-edelstahl-a2-100-st-1061797.html" xlink:type="simple">https://www.conrad.de/de/p/toolcraft-1061797-zylinderschrauben-m2-4-mm-innensechskant-din-912-edelstahl-a2-100-st-1061797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6 Madenschraube spitz Edelstahl</text:p>
          </table:table-cell>
          <table:table-cell table:formula="of:=6+6" office:value-type="float" office:value="12" calcext:value-type="float">
            <text:p>12</text:p>
          </table:table-cell>
          <table:table-cell table:formula="of:=2*[.B12]" office:value-type="float" office:value="24" calcext:value-type="float">
            <text:p>24</text:p>
          </table:table-cell>
          <table:table-cell table:style-name="ce3" office:value-type="string" calcext:value-type="string">
            <text:p>1x50</text:p>
          </table:table-cell>
          <table:table-cell table:style-name="ce4" office:value-type="currency" office:currency="EUR" office:value="5.49" calcext:value-type="currency">
            <text:p>5,49 €</text:p>
          </table:table-cell>
          <table:table-cell table:style-name="ce4" table:formula="of:=[.E12]" office:value-type="currency" office:currency="EUR" office:value="5.49" calcext:value-type="currency">
            <text:p>5,49 €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formula="of:=[.G12]-[.H12]" office:value-type="float" office:value="50" calcext:value-type="float">
            <text:p>50</text:p>
          </table:table-cell>
          <table:table-cell table:formula="of:=[.G12]&gt;=[.C12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ebay.de/itm/Gewindestifte-M3-DIN914-Innensechskant-Madenschrauben-Spitze-Edelstahl-A2/173841889795?hash=item2879c8ba03:m:m-IH5maLL1x503PxpobMR0w" xlink:type="simple">https://www.ebay.de/itm/Gewindestifte-M3-DIN914-Innensechskant-Madenschrauben-Spitze-Edelstahl-A2/173841889795?hash=item2879c8ba03:m:m-IH5maLL1x503PxpobMR0w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6 Edelstahl Senkkopf</text:p>
          </table:table-cell>
          <table:table-cell table:formula="of:=3*4" office:value-type="float" office:value="12" calcext:value-type="float">
            <text:p>12</text:p>
          </table:table-cell>
          <table:table-cell table:formula="of:=2*[.B13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3.99" calcext:value-type="currency">
            <text:p>3,99 €</text:p>
          </table:table-cell>
          <table:table-cell table:style-name="ce4" table:formula="of:=[.D13]*[.E13]" office:value-type="currency" office:currency="EUR" office:value="3.99" calcext:value-type="currency">
            <text:p>3,99 €</text:p>
          </table:table-cell>
          <table:table-cell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formula="of:=[.G13]-[.H13]" office:value-type="float" office:value="200" calcext:value-type="float">
            <text:p>200</text:p>
          </table:table-cell>
          <table:table-cell table:formula="of:=[.G13]&gt;=[.C13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to-5431710-senkschrauben-m3-6-mm-kreuzschlitz-phillips-iso-7046-stahl-galvanisch-verzinkt-200-st-1810570.html" xlink:type="simple">https://www.conrad.de/de/p/toolcraft-to-5431710-senkschrauben-m3-6-mm-kreuzschlitz-phillips-iso-7046-stahl-galvanisch-verzinkt-200-st-1810570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8 Edelstahl Senkkopf</text:p>
          </table:table-cell>
          <table:table-cell office:value-type="float" office:value="14" calcext:value-type="float">
            <text:p>14</text:p>
          </table:table-cell>
          <table:table-cell table:formula="of:=2*[.B14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1.14" calcext:value-type="currency">
            <text:p>1,14 €</text:p>
          </table:table-cell>
          <table:table-cell table:style-name="ce4" table:formula="of:=[.D14]*[.E14]" office:value-type="currency" office:currency="EUR" office:value="1.14" calcext:value-type="currency">
            <text:p>1,14 €</text:p>
          </table:table-cell>
          <table:table-cell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formula="of:=[.G14]-[.H14]" office:value-type="float" office:value="200" calcext:value-type="float">
            <text:p>200</text:p>
          </table:table-cell>
          <table:table-cell table:formula="of:=[.G14]&gt;=[.C14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to-5431713-senkschrauben-m3-8-mm-kreuzschlitz-phillips-iso-7046-stahl-galvanisch-verzinkt-200-st-1810571.html" xlink:type="simple">https://www.conrad.de/de/p/toolcraft-to-5431713-senkschrauben-m3-8-mm-kreuzschlitz-phillips-iso-7046-stahl-galvanisch-verzinkt-200-st-1810571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10 Kunststoff</text:p>
          </table:table-cell>
          <table:table-cell office:value-type="float" office:value="1" calcext:value-type="float">
            <text:p>1</text:p>
          </table:table-cell>
          <table:table-cell table:formula="of:=2*[.B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1.89" calcext:value-type="currency">
            <text:p>1,89 €</text:p>
          </table:table-cell>
          <table:table-cell table:style-name="ce4" table:formula="of:=[.D15]*[.E15]" office:value-type="currency" office:currency="EUR" office:value="1.89" calcext:value-type="currency">
            <text:p>1,89 €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[.G15]-[.H15]" office:value-type="float" office:value="10" calcext:value-type="float">
            <text:p>10</text:p>
          </table:table-cell>
          <table:table-cell table:formula="of:=[.G15]&gt;=[.C15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15802-zylinderschrauben-m3-10-mm-schlitz-din-84-iso-1207-kunststoff-polyamid-10-st-815802.html" xlink:type="simple">https://www.conrad.de/de/p/toolcraft-815802-zylinderschrauben-m3-10-mm-schlitz-din-84-iso-1207-kunststoff-polyamid-10-st-815802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3x4 Madenschraube flach Edelstahl</text:p>
          </table:table-cell>
          <table:table-cell table:formula="of:=4*2" office:value-type="float" office:value="8" calcext:value-type="float">
            <text:p>8</text:p>
          </table:table-cell>
          <table:table-cell table:formula="of:=2*[.B16]" office:value-type="float" office:value="16" calcext:value-type="float">
            <text:p>16</text:p>
          </table:table-cell>
          <table:table-cell table:style-name="ce3" office:value-type="string" calcext:value-type="string">
            <text:p>2x20</text:p>
          </table:table-cell>
          <table:table-cell table:style-name="ce4" office:value-type="currency" office:currency="EUR" office:value="2.23" calcext:value-type="currency">
            <text:p>2,23 €</text:p>
          </table:table-cell>
          <table:table-cell table:style-name="ce4" table:formula="of:=2*[.E16]" office:value-type="currency" office:currency="EUR" office:value="4.46" calcext:value-type="currency">
            <text:p>4,46 €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formula="of:=[.G16]-[.H16]" office:value-type="float" office:value="100" calcext:value-type="float">
            <text:p>100</text:p>
          </table:table-cell>
          <table:table-cell table:formula="of:=[.G16]&gt;=[.C16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ebay.de/itm/Gewindestifte-DIN913-Edelstahl-V2A-Madenschrauben-M2-M3-M4-M5-M6-M8-M10-M12/271238491076?hash=item3f2712ebc4:m:m1BK0EoyJCZBz78NxlZBqHw" xlink:type="simple">https://www.ebay.de/itm/Gewindestifte-DIN913-Edelstahl-V2A-Madenschrauben-M2-M3-M4-M5-M6-M8-M10-M12/271238491076?hash=item3f2712ebc4:m:m1BK0EoyJCZBz78NxlZBqHw</text:a>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/>
          <table:table-cell table:style-name="ce8" office:value-type="float" office:value="0" calcext:value-type="float">
            <text:p>0</text:p>
          </table:table-cell>
          <table:table-cell table:formula="of:=[.G17]-[.H17]" office:value-type="float" office:value="0" calcext:value-type="float">
            <text:p>0</text:p>
          </table:table-cell>
          <table:table-cell table:formula="of:=[.G17]&gt;=[.C17]" office:value-type="boolean" office:boolean-value="true" calcext:value-type="boolean">
            <text:p>WAHR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SUM([.C2:.C16])" office:value-type="float" office:value="252" calcext:value-type="float">
            <text:p>252</text:p>
          </table:table-cell>
          <table:table-cell/>
          <table:table-cell table:style-name="ce4" table:number-columns-repeated="2"/>
          <table:table-cell/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3x10 Edelstahl Senkkop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formula="of:=[.G19]-[.H19]" office:value-type="float" office:value="2" calcext:value-type="float">
            <text:p>2</text:p>
          </table:table-cell>
          <table:table-cell table:formula="of:=[.G19]&gt;=[.C19]" office:value-type="boolean" office:boolean-value="true" calcext:value-type="boolean">
            <text:p>WAHR</text:p>
          </table:table-cell>
          <table:table-cell office:value-type="string" calcext:value-type="string">
            <text:p>noch bei Toom nachkaufen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/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uttern M3 Edelstah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 table:style-name="ce4" table:formula="of:=[.D21]*[.E21]" office:value-type="currency" office:currency="EUR" office:value="6.4" calcext:value-type="currency">
            <text:p>6,40 €</text:p>
          </table:table-cell>
          <table:table-cell table:formula="of:=2*100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formula="of:=[.G21]-[.H21]" office:value-type="float" office:value="200" calcext:value-type="float">
            <text:p>200</text:p>
          </table:table-cell>
          <table:table-cell table:formula="of:=[.G21]&gt;=[.C21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to-5371836-sechskantmuttern-m3-iso-4035-edelstahl-a4-100-st-1790612.html" xlink:type="simple">https://www.conrad.de/de/p/toolcraft-to-5371836-sechskantmuttern-m3-iso-4035-edelstahl-a4-100-st-1790612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ttern M3 Kunststof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" office:value-type="currency" office:currency="EUR" office:value="1.49" calcext:value-type="currency">
            <text:p>1,49 €</text:p>
          </table:table-cell>
          <table:table-cell table:style-name="ce4" table:formula="of:=[.D22]*[.E22]" office:value-type="currency" office:currency="EUR" office:value="7.45" calcext:value-type="currency">
            <text:p>7,45 €</text:p>
          </table:table-cell>
          <table:table-cell table:formula="of:=5*10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formula="of:=[.G22]-[.H22]" office:value-type="float" office:value="50" calcext:value-type="float">
            <text:p>50</text:p>
          </table:table-cell>
          <table:table-cell table:formula="of:=[.G22]&gt;=[.C22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815969-sechskantmuttern-m3-kunststoff-10-st-815969.html" xlink:type="simple">https://www.conrad.de/de/p/toolcraft-815969-sechskantmuttern-m3-kunststoff-10-st-815969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ttern M2 Edelstahl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3.42" calcext:value-type="currency">
            <text:p>3,42 €</text:p>
          </table:table-cell>
          <table:table-cell table:style-name="ce4" table:formula="of:=[.D23]*[.E23]" office:value-type="currency" office:currency="EUR" office:value="3.42" calcext:value-type="currency">
            <text:p>3,42 €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formula="of:=[.G23]-[.H23]" office:value-type="float" office:value="100" calcext:value-type="float">
            <text:p>100</text:p>
          </table:table-cell>
          <table:table-cell table:formula="of:=[.G23]&gt;=[.C23]" office:value-type="boolean" office:boolean-value="true" calcext:value-type="boolean">
            <text:p>WAHR</text:p>
          </table:table-cell>
          <table:table-cell office:value-type="string" calcext:value-type="string">
            <text:p><text:a xlink:href="https://www.conrad.de/de/p/toolcraft-to-5371776-sechskantmuttern-m2-iso-4035-edelstahl-a2-100-st-1790592.html" xlink:type="simple">https://www.conrad.de/de/p/toolcraft-to-5371776-sechskantmuttern-m2-iso-4035-edelstahl-a2-100-st-1790592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ttern M2 Kunststoff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EUR" office:value="3.19" calcext:value-type="currency">
            <text:p>3,19 €</text:p>
          </table:table-cell>
          <table:table-cell table:style-name="ce4" table:formula="of:=[.D24]*[.E24]" office:value-type="currency" office:currency="EUR" office:value="9.57" calcext:value-type="currency">
            <text:p>9,57 €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formula="of:=[.G24]-[.H24]" office:value-type="float" office:value="0" calcext:value-type="float">
            <text:p>0</text:p>
          </table:table-cell>
          <table:table-cell table:formula="of:=[.G24]&gt;=[.C24]" office:value-type="boolean" office:boolean-value="false" calcext:value-type="boolean">
            <text:p>FALSCH</text:p>
          </table:table-cell>
          <table:table-cell office:value-type="string" calcext:value-type="string">
            <text:p><text:a xlink:href="https://www.conrad.de/de/p/toolcraft-830404-sechskantmuttern-m2-din-934-kunststoff-10-st-830404.html" xlink:type="simple">https://www.conrad.de/de/p/toolcraft-830404-sechskantmuttern-m2-din-934-kunststoff-10-st-830404.html</text:a></text:p>
          </table:table-cell>
          <table:table-cell table:number-columns-repeated="1013"/>
        </table:table-row>
        <table:table-row table:style-name="ro2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2">
          <table:table-cell table:number-columns-repeated="4"/>
          <table:table-cell table:style-name="ce4"/>
          <table:table-cell table:style-name="ce4" table:formula="of:=SUM([.F2:.F24])" office:value-type="currency" office:currency="EUR" office:value="86.35" calcext:value-type="currency">
            <text:p>86,35 €</text:p>
          </table:table-cell>
          <table:table-cell/>
          <table:table-cell table:style-name="ce4"/>
          <table:table-cell table:number-columns-repeated="1016"/>
        </table:table-row>
        <table:table-row table:style-name="ro2" table:number-rows-repeated="7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C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5:18:22.3405973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5:05:39.543000000</meta:creation-date>
    <dc:date>2019-09-01T19:08:26.358790014</dc:date>
    <meta:editing-duration>PT12H5M13S</meta:editing-duration>
    <meta:editing-cycles>52</meta:editing-cycles>
    <meta:generator>LibreOffice/6.0.7.3$Linux_X86_64 LibreOffice_project/00m0$Build-3</meta:generator>
    <meta:print-date>2019-07-25T16:04:23.887000000</meta:print-date>
    <meta:document-statistic meta:table-count="1" meta:cell-count="228" meta:object-count="0"/>
  </office:meta>
</office:document-meta>
</file>